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5.092cm"/>
    </style:style>
    <style:style style:name="co7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3.512cm"/>
    </style:style>
    <style:style style:name="co12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0">
      <style:text-properties style:text-position=""/>
    </style:style>
    <style:style style:name="ce3" style:family="table-cell" style:parent-style-name="Default" style:data-style-name="N119">
      <style:text-properties style:text-position=""/>
    </style:style>
    <style:style style:name="ce4" style:family="table-cell" style:parent-style-name="Default">
      <style:text-properties style:font-name="Liberation Sans" style:font-name-asian="TakaoPGothic" style:font-name-complex="TakaoPGothic"/>
    </style:style>
    <style:style style:name="ce5" style:family="table-cell" style:parent-style-name="Default" style:data-style-name="N110"/>
    <style:style style:name="ce6" style:family="table-cell" style:parent-style-name="Default" style:data-style-name="N119"/>
  </office:automatic-styles>
  <office:body>
    <office:spreadsheet>
      <table:table table:name="Sheet1" table:style-name="ta1"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入力動力</text:p>
          </table:table-cell>
          <table:table-cell office:value-type="string" calcext:value-type="string">
            <text:p>[kw]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回転数</text:p>
          </table:table-cell>
          <table:table-cell office:value-type="string" calcext:value-type="string">
            <text:p>[rpm]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仮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速度伝達比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Z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[.F4]/[.F3]" office:value-type="float" office:value="3.95652173913043" calcext:value-type="float">
            <text:p>3.9565217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ねじれ角β</text:p>
          </table:table-cell>
          <table:table-cell office:value-type="string" calcext:value-type="string">
            <text:p>[degree]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[.F6]/[.F5]" office:value-type="float" office:value="3.04166666666667" calcext:value-type="float">
            <text:p>3.04166666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[.C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Z3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Z4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第３軸系の回転数を算出</text:p>
          </table:table-cell>
          <table:table-cell office:value-type="string" calcext:value-type="string">
            <text:p>入力回転数</text:p>
          </table:table-cell>
          <table:table-cell office:value-type="string" calcext:value-type="string">
            <text:p>第2軸系の回転数</text:p>
          </table:table-cell>
          <table:table-cell office:value-type="string" calcext:value-type="string">
            <text:p>第３軸系の回転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基準圧力角αn</text:p>
          </table:table-cell>
          <table:table-cell office:value-type="string" calcext:value-type="string">
            <text:p>[degree]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formula="of:=[.C2]" office:value-type="float" office:value="1300" calcext:value-type="float">
            <text:p>1300</text:p>
          </table:table-cell>
          <table:table-cell table:formula="of:=[.J7]/[.J3]" office:value-type="float" office:value="328.571428571429" calcext:value-type="float">
            <text:p>328.5714285714</text:p>
          </table:table-cell>
          <table:table-cell table:formula="of:=[.K7]/[.J4]" office:value-type="float" office:value="108.023483365949" calcext:value-type="float">
            <text:p>108.0234833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[.C7]*PI()/180" office:value-type="float" office:value="0.349065850398866" calcext:value-type="float">
            <text:p>0.3490658504</text:p>
          </table:table-cell>
          <table:table-cell/>
          <table:table-cell office:value-type="string" calcext:value-type="string">
            <text:p>モジュール</text:p>
          </table:table-cell>
          <table:table-cell office:value-type="string" calcext:value-type="string">
            <text:p>1段目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αt</text:p>
          </table:table-cell>
          <table:table-cell office:value-type="string" calcext:value-type="string">
            <text:p>[degree]</text:p>
          </table:table-cell>
          <table:table-cell table:formula="of:=[.C10]*180/PI()" office:value-type="float" office:value="21.2990642859172" calcext:value-type="float">
            <text:p>21.2990642859</text:p>
          </table:table-cell>
          <table:table-cell table:number-columns-repeated="2"/>
          <table:table-cell office:value-type="string" calcext:value-type="string">
            <text:p>2段目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干渉条件の計算</text:p>
          </table:table-cell>
          <table:table-cell office:value-type="string" calcext:value-type="string">
            <text:p>入力動力</text:p>
          </table:table-cell>
          <table:table-cell office:value-type="string" calcext:value-type="string">
            <text:p>第3軸のおおよその値</text:p>
          </table:table-cell>
          <table:table-cell office:value-type="string" calcext:value-type="string">
            <text:p>干渉条件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ATAN(TAN([.C8])/COS([.C5]))" office:value-type="float" office:value="0.371738799383189" calcext:value-type="float">
            <text:p>0.3717387994</text:p>
          </table:table-cell>
          <table:table-cell/>
          <table:table-cell office:value-type="string" calcext:value-type="string">
            <text:p>歯幅</text:p>
          </table:table-cell>
          <table:table-cell office:value-type="string" calcext:value-type="string">
            <text:p>1段目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C1]" office:value-type="float" office:value="17" calcext:value-type="float">
            <text:p>17</text:p>
          </table:table-cell>
          <table:table-cell table:formula="of:=100*([.J10]/[.L7])^(1/4)" office:value-type="float" office:value="62.9843549539209" calcext:value-type="float">
            <text:p>62.9843549539</text:p>
          </table:table-cell>
          <table:table-cell table:formula="of:=[.J25]-([.K10]/2)-([.M35]/2)" office:value-type="float" office:value="28.3120946380798" calcext:value-type="float">
            <text:p>28.312094638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2段目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βb</text:p>
          </table:table-cell>
          <table:table-cell office:value-type="string" calcext:value-type="string">
            <text:p>[degree]</text:p>
          </table:table-cell>
          <table:table-cell table:formula="of:=[.C13]*180/PI()" office:value-type="float" office:value="19.6793376497805" calcext:value-type="float">
            <text:p>19.6793376498</text:p>
          </table:table-cell>
          <table:table-cell table:number-columns-repeated="5"/>
          <table:table-cell office:value-type="string" calcext:value-type="string">
            <text:p>mtの算出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[radian]</text:p>
          </table:table-cell>
          <table:table-cell table:formula="of:=ATAN(TAN([.C5])*COS([.C10]))" office:value-type="float" office:value="0.343469236600353" calcext:value-type="float">
            <text:p>0.3434692366</text:p>
          </table:table-cell>
          <table:table-cell table:number-columns-repeated="5"/>
          <table:table-cell office:value-type="string" calcext:value-type="string">
            <text:p>モジュール</text:p>
          </table:table-cell>
          <table:table-cell office:value-type="string" calcext:value-type="string">
            <text:p>1段目</text:p>
          </table:table-cell>
          <table:table-cell table:formula="of:=[.G8]/COS([.C5])" office:value-type="float" office:value="4.28457997454812" calcext:value-type="float">
            <text:p>4.284579974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2段目</text:p>
          </table:table-cell>
          <table:table-cell table:formula="of:=[.G9]/COS([.C5])" office:value-type="float" office:value="5.35572496818515" calcext:value-type="float">
            <text:p>5.3557249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 αt</text:p>
          </table:table-cell>
          <table:table-cell table:formula="of:=TAN([.C10])-[.C10]" office:value-type="float" office:value="0.0181260948839498" calcext:value-type="float">
            <text:p>0.018126094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基準ピッチ円筒直径(d)の算出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1</text:p>
          </table:table-cell>
          <table:table-cell table:formula="of:=[.F3]*[.K13]" office:value-type="float" office:value="98.5453394146067" calcext:value-type="float">
            <text:p>98.5453394146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table:formula="of:=[.F4]*[.K13]" office:value-type="float" office:value="389.896777683879" calcext:value-type="float">
            <text:p>389.896777683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table:formula="of:=[.F5]*[.K14]" office:value-type="float" office:value="128.537399236444" calcext:value-type="float">
            <text:p>128.5373992364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4</text:p>
          </table:table-cell>
          <table:table-cell table:formula="of:=[.F6]*[.K14]" office:value-type="float" office:value="390.967922677516" calcext:value-type="float">
            <text:p>390.967922677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中心距離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と2</text:p>
          </table:table-cell>
          <table:table-cell table:formula="of:=([.J18]+[.J19])/2" office:value-type="float" office:value="244.221058549243" calcext:value-type="float">
            <text:p>244.221058549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3と4</text:p>
          </table:table-cell>
          <table:table-cell table:formula="of:=([.J20]+[.J21])/2" office:value-type="float" office:value="259.75266095698" calcext:value-type="float">
            <text:p>259.752660957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Fw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9.74*10^5*[.C1]/([.J7]*[.J18]/2)" office:value-type="float" office:value="258.498740835128" calcext:value-type="float">
            <text:p>258.498740835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9.74*10^5*[.C1]/([.K7]*[.J19]/2)" office:value-type="float" office:value="258.498740835128" calcext:value-type="float">
            <text:p>258.498740835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9.74*10^5*[.C1]/([.K7]*[.J20]/2)" office:value-type="float" office:value="784.112847199889" calcext:value-type="float">
            <text:p>784.112847199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9.74*10^5*[.C1]/([.L7]*[.J21]/2)" office:value-type="float" office:value="784.112847199889" calcext:value-type="float">
            <text:p>784.1128471999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基礎円筒直径(db)</text:p>
          </table:table-cell>
          <table:table-cell table:number-columns-repeated="2"/>
          <table:table-cell office:value-type="string" calcext:value-type="string">
            <text:p>刃先園直径(da)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ｄｂ１</text:p>
          </table:table-cell>
          <table:table-cell table:formula="of:=[.F3]*[.K13]*COS([.C10])" office:value-type="float" office:value="91.8144128463897" calcext:value-type="float">
            <text:p>91.81441284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8]+2*[.G8]" office:value-type="float" office:value="106.545339414607" calcext:value-type="float">
            <text:p>106.545339414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ｄｂ２</text:p>
          </table:table-cell>
          <table:table-cell table:formula="of:=[.F4]*[.K13]*COS([.C10])" office:value-type="float" office:value="363.265720392238" calcext:value-type="float">
            <text:p>363.265720392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9]+2*[.G9]" office:value-type="float" office:value="399.896777683879" calcext:value-type="float">
            <text:p>399.896777683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ｄｂ３</text:p>
          </table:table-cell>
          <table:table-cell table:formula="of:=[.F5]*[.K14]*COS([.C10])" office:value-type="float" office:value="119.757929799639" calcext:value-type="float">
            <text:p>119.757929799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20]+2*[.G9]" office:value-type="float" office:value="138.537399236443" calcext:value-type="float">
            <text:p>138.537399236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ｄｂ４</text:p>
          </table:table-cell>
          <table:table-cell table:formula="of:=[.F6]*[.K14]*COS([.C10])" office:value-type="float" office:value="364.263703140568" calcext:value-type="float">
            <text:p>364.263703140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21]+2*[.G9]" office:value-type="float" office:value="400.967922677516" calcext:value-type="float">
            <text:p>400.9679226775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歯先円直径(da)</text:p>
          </table:table-cell>
          <table:table-cell table:number-columns-repeated="2"/>
          <table:table-cell office:value-type="string" calcext:value-type="string">
            <text:p>かみあい率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G8]+2*[.J18]" office:value-type="float" office:value="201.090678829213" calcext:value-type="float">
            <text:p>201.0906788292</text:p>
          </table:table-cell>
          <table:table-cell/>
          <table:table-cell office:value-type="string" calcext:value-type="string">
            <text:p>εb</text:p>
          </table:table-cell>
          <table:table-cell table:number-columns-repeated="2"/>
          <table:table-cell office:value-type="string" calcext:value-type="string">
            <text:p>ε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G8]+2*[.J19]" office:value-type="float" office:value="783.793555367757" calcext:value-type="float">
            <text:p>783.793555367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10]*TAN([.C13])/[.K82]" office:value-type="float" office:value="1.28331068885643" calcext:value-type="float">
            <text:p>1.2833106889</text:p>
          </table:table-cell>
          <table:table-cell/>
          <table:table-cell table:formula="of:=[.M42]+[.K91]" office:value-type="float" office:value="3.03096752749723" calcext:value-type="float">
            <text:p>3.0309675275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G9]+2*[.J20]" office:value-type="float" office:value="262.074798472887" calcext:value-type="float">
            <text:p>262.074798472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10]*TAN([.C13])/[.K82]" office:value-type="float" office:value="1.28331068885643" calcext:value-type="float">
            <text:p>1.283310688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G9]+2*[.J21]" office:value-type="float" office:value="786.935845355031" calcext:value-type="float">
            <text:p>786.93584535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11]*TAN([.C13])/[.K83]" office:value-type="float" office:value="1.48293679601188" calcext:value-type="float">
            <text:p>1.482936796</text:p>
          </table:table-cell>
          <table:table-cell/>
          <table:table-cell table:formula="of:=[.M44]+[.K105]" office:value-type="float" office:value="3.03100884821842" calcext:value-type="float">
            <text:p>3.0310088482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formula="of:=[.G11]*TAN([.C13])/[.K83]" office:value-type="float" office:value="1.48293679601188" calcext:value-type="float">
            <text:p>1.48293679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安全率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σF1</text:p>
          </table:table-cell>
          <table:table-cell office:value-type="string" calcext:value-type="string">
            <text:p>凛として時雨 mステ</text:p>
          </table:table-cell>
          <table:table-cell table:formula="of:=[.J28]" office:value-type="float" office:value="258.498740835128" calcext:value-type="float">
            <text:p>258.4987408351</text:p>
          </table:table-cell>
          <table:table-cell table:formula="of:=[.K47]*[.K48]*[.K49]*[.K50]*[.K51]*[.K52]*[.K53]/([.G10]*[.G8]*COS([.C10]))*9.80665" office:value-type="float" office:value="89.7879954368893" calcext:value-type="float">
            <text:p>89.7879954369</text:p>
          </table:table-cell>
          <table:table-cell table:formula="of:=215.7/[.L47]" office:value-type="float" office:value="2.40232559988058" calcext:value-type="float">
            <text:p>2.402325599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64" calcext:value-type="float">
            <text:p>2.6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F2</text:p>
          </table:table-cell>
          <table:table-cell office:value-type="string" calcext:value-type="string">
            <text:p>Fw</text:p>
          </table:table-cell>
          <table:table-cell table:formula="of:=[.J29]" office:value-type="float" office:value="258.498740835128" calcext:value-type="float">
            <text:p>258.4987408351</text:p>
          </table:table-cell>
          <table:table-cell table:formula="of:=[.K55]*[.K56]*[.K57]*[.K58]*[.K59]*[.K60]*[.K61]/([.G10]*[.G8]*COS([.C10]))*9.80665" office:value-type="float" office:value="71.4222690975256" calcext:value-type="float">
            <text:p>71.4222690975</text:p>
          </table:table-cell>
          <table:table-cell table:formula="of:=205.9/[.L55]" office:value-type="float" office:value="2.88285436183563" calcext:value-type="float">
            <text:p>2.882854361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F3</text:p>
          </table:table-cell>
          <table:table-cell office:value-type="string" calcext:value-type="string">
            <text:p>Fw</text:p>
          </table:table-cell>
          <table:table-cell table:formula="of:=[.J30]" office:value-type="float" office:value="784.112847199889" calcext:value-type="float">
            <text:p>784.1128471999</text:p>
          </table:table-cell>
          <table:table-cell table:formula="of:=[.K63]*[.K64]*[.K65]*[.K66]*[.K67]*[.K68]*[.K69]/([.G9]*[.G11]*COS([.$C$10]))*9.80665" office:value-type="float" office:value="145.130050806172" calcext:value-type="float">
            <text:p>145.1300508062</text:p>
          </table:table-cell>
          <table:table-cell table:formula="of:=259.9/[.L63]" office:value-type="float" office:value="1.79080761397313" calcext:value-type="float">
            <text:p>1.79080761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54" calcext:value-type="float">
            <text:p>2.5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F4</text:p>
          </table:table-cell>
          <table:table-cell office:value-type="string" calcext:value-type="string">
            <text:p>Fw</text:p>
          </table:table-cell>
          <table:table-cell table:formula="of:=[.J31]" office:value-type="float" office:value="784.112847199889" calcext:value-type="float">
            <text:p>784.1128471999</text:p>
          </table:table-cell>
          <table:table-cell table:formula="of:=[.K71]*[.K72]*[.K73]*[.K74]*[.K75]*[.K76]*[.K77]/([.G9]*[.G11]*COS([.$C$10]))*9.80665" office:value-type="float" office:value="121.132168389403" calcext:value-type="float">
            <text:p>121.1321683894</text:p>
          </table:table-cell>
          <table:table-cell table:formula="of:=255/[.L71]" office:value-type="float" office:value="2.10513857211118" calcext:value-type="float">
            <text:p>2.105138572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Y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δ</text:p>
          </table:table-cell>
          <table:table-cell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モジュールｍ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pbt</text:p>
          </table:table-cell>
          <table:table-cell office:value-type="string" calcext:value-type="string">
            <text:p>１段目</text:p>
          </table:table-cell>
          <table:table-cell table:formula="of:=PI()*[.K13]*COS([.C10])" office:value-type="float" office:value="12.5410210822556" calcext:value-type="float">
            <text:p>12.54102108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２段目</text:p>
          </table:table-cell>
          <table:table-cell table:formula="of:=PI()*[.K14]*COS([.C10])" office:value-type="float" office:value="15.6762763528195" calcext:value-type="float">
            <text:p>15.6762763528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ヘルツ応力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σH1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90])*[.K93]*[.K92]*SQRT([.K87])*SQRT([.K88])*SQRT([.K89])" office:value-type="float" office:value="383.721082412945" calcext:value-type="float">
            <text:p>383.7210824129</text:p>
          </table:table-cell>
          <table:table-cell table:formula="of:=554.1/[.L87]" office:value-type="float" office:value="1.44401760913335" calcext:value-type="float">
            <text:p>1.444017609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J28]*([.J3]+1)/([.G10]*[.J18]*[.J3])" office:value-type="float" office:value="0.71613345557725" calcext:value-type="float">
            <text:p>0.716133455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εa</text:p>
          </table:table-cell>
          <table:table-cell table:formula="of:=(SQRT(([.M34]^2)-([.J34]^2))-[.J18]*SIN([.C10]))/(2*[.K82])+(SQRT(([.M35]^2)-([.J35]^2))-[.J19]*SIN([.C10]))/(2*[.K82])" office:value-type="float" office:value="1.7476568386408" calcext:value-type="float">
            <text:p>1.747656838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(2*SQRT(COS([.C13])))/SQRT([.K91]*SIN(2*[.C10]))" office:value-type="float" office:value="1.78437640502027" calcext:value-type="float">
            <text:p>1.7843764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H2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97])*[.K100]*[.K99]*SQRT([.K94])*SQRT([.K95])*SQRT([.K96])" office:value-type="float" office:value="383.721082412945" calcext:value-type="float">
            <text:p>383.7210824129</text:p>
          </table:table-cell>
          <table:table-cell table:formula="of:=529.6/[.L94]" office:value-type="float" office:value="1.38016914960661" calcext:value-type="float">
            <text:p>1.38016914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K55]*([.J3]+1)/([.G10]*[.J18]*([.J3]))" office:value-type="float" office:value="0.71613345557725" calcext:value-type="float">
            <text:p>0.716133455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εa</text:p>
          </table:table-cell>
          <table:table-cell table:formula="of:=[.K91]" office:value-type="float" office:value="1.7476568386408" calcext:value-type="float">
            <text:p>1.7476568386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[.K93]" office:value-type="float" office:value="1.78437640502027" calcext:value-type="float">
            <text:p>1.7843764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H3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104])*[.K107]*[.K106]*SQRT([.K101])*SQRT([.K102])*SQRT([.K103])" office:value-type="float" office:value="532.787223489397" calcext:value-type="float">
            <text:p>532.7872234894</text:p>
          </table:table-cell>
          <table:table-cell table:formula="of:=686.5/[.L101]" office:value-type="float" office:value="1.28850687429006" calcext:value-type="float">
            <text:p>1.288506874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J30]*([.J4]+1)/([.J4]*[.G11]*[.J20])" office:value-type="float" office:value="1.22294029319063" calcext:value-type="float">
            <text:p>1.2229402932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/>
          <table:table-cell table:number-columns-repeated="2"/>
          <table:table-cell office:value-type="string" calcext:value-type="string">
            <text:p>εa</text:p>
          </table:table-cell>
          <table:table-cell table:style-name="ce4" table:formula="of:=(SQRT([.M36]^2-[.J36]^2)-[.J20]*SIN([.C10])+SQRT([.M37]^2-[.J37]^2)-[.J21]*SIN([.C10]))/(2*[.K83])" office:value-type="float" office:value="1.54807205220654" calcext:value-type="float">
            <text:p>1.548072052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(2*SQRT(COS([.C13])))/SQRT([.K105]*SIN(2*[.C10]))" office:value-type="float" office:value="1.89591545622871" calcext:value-type="float">
            <text:p>1.895915456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σH4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table:formula="of:=SQRT([.K111])*[.K114]*[.K113]*SQRT([.K108])*SQRT([.K109])*SQRT([.K110])" office:value-type="float" office:value="532.787223489397" calcext:value-type="float">
            <text:p>532.7872234894</text:p>
          </table:table-cell>
          <table:table-cell table:formula="of:=657/[.L108]" office:value-type="float" office:value="1.23313767867235" calcext:value-type="float">
            <text:p>1.233137678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KV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β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</text:p>
          </table:table-cell>
          <table:table-cell table:formula="of:=9.80665*[.J31]*([.J4]+1)/([.G11]*[.J20]*[.J4])" office:value-type="float" office:value="1.22294029319063" calcext:value-type="float">
            <text:p>1.222940293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εa</text:p>
          </table:table-cell>
          <table:table-cell table:formula="of:=[.K105]" office:value-type="float" office:value="1.54807205220654" calcext:value-type="float">
            <text:p>1.548072052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e</text:p>
          </table:table-cell>
          <table:table-cell table:formula="of:=SQRT(0.35*205*10^3*205*10^3/(2*205*10^3))" office:value-type="float" office:value="189.406969248758" calcext:value-type="float">
            <text:p>189.4069692488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ZHH</text:p>
          </table:table-cell>
          <table:table-cell table:formula="of:=(2*SQRT(COS([.C13])))/SQRT([.K105]*SIN(2*[.C10]))" office:value-type="float" office:value="1.89591545622871" calcext:value-type="float">
            <text:p>1.8959154562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効率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η1</text:p>
          </table:table-cell>
          <table:table-cell table:formula="of:=1-2.3*[.J117]*(1/[.F3]+1/[.F4])*1" office:value-type="float" office:value="0.989978021978022" calcext:value-type="float">
            <text:p>0.989978022</text:p>
          </table:table-cell>
          <table:table-cell table:formula="of:=1-2.3*[.K117]*(1/[.F3]+1/[.F4])*1" office:value-type="float" office:value="0.987472527472527" calcext:value-type="float">
            <text:p>0.987472527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η2</text:p>
          </table:table-cell>
          <table:table-cell table:formula="of:=1-2.3*[.J117]*(1/[.F5]+1/[.F6])*1" office:value-type="float" office:value="0.989812785388128" calcext:value-type="float">
            <text:p>0.9898127854</text:p>
          </table:table-cell>
          <table:table-cell table:formula="of:=1-2.3*[.K117]*(1/[.F5]+1/[.F6])*1" office:value-type="float" office:value="0.98726598173516" calcext:value-type="float">
            <text:p>0.9872659817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J118]*[.J119]" office:value-type="float" office:value="0.979892903407095" calcext:value-type="float">
            <text:p>0.9798929034</text:p>
          </table:table-cell>
          <table:table-cell table:formula="of:=[.K118]*[.K119]" office:value-type="float" office:value="0.974898034271664" calcext:value-type="float">
            <text:p>0.974898034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([.G8]*[.F3])^(1/3)+0.65*[.G8]" office:value-type="float" office:value="7.114357435474" calcext:value-type="float">
            <text:p>7.114357435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([.G8]*[.F4])^(1/3)+0.65*[.G8]" office:value-type="float" office:value="9.74003698192156" calcext:value-type="float">
            <text:p>9.7400369819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([.G9]*[.F5])^(1/3)+0.65*[.G9]" office:value-type="float" office:value="8.18242414866094" calcext:value-type="float">
            <text:p>8.182424148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([.G9]*[.F6])^(1/3)+0.65*[.G9]" office:value-type="float" office:value="10.396569498815" calcext:value-type="float">
            <text:p>10.396569498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バックラッシの計算</text:p>
          </table:table-cell>
          <table:table-cell office:value-type="string" calcext:value-type="string">
            <text:p>最大値</text:p>
          </table:table-cell>
          <table:table-cell office:value-type="string" calcext:value-type="string">
            <text:p>最小値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35.5*[.K122]" office:value-type="float" office:value="252.559688959327" calcext:value-type="float">
            <text:p>252.5596889593</text:p>
          </table:table-cell>
          <table:table-cell table:formula="of:=10*[.K122]" office:value-type="float" office:value="71.14357435474" calcext:value-type="float">
            <text:p>71.1435743547</text:p>
          </table:table-cell>
          <table:table-cell table:formula="of:=[.J128]+[.J129]" office:value-type="float" office:value="598.331001817542" calcext:value-type="float">
            <text:p>598.3310018175</text:p>
          </table:table-cell>
          <table:table-cell table:formula="of:=[.K128]+[.K129]" office:value-type="float" office:value="168.543944173956" calcext:value-type="float">
            <text:p>168.54394417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35.5*[.K123]" office:value-type="float" office:value="345.771312858215" calcext:value-type="float">
            <text:p>345.7713128582</text:p>
          </table:table-cell>
          <table:table-cell table:formula="of:=10*[.K123]" office:value-type="float" office:value="97.4003698192156" calcext:value-type="float">
            <text:p>97.400369819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35.5*[.K124]" office:value-type="float" office:value="290.476057277463" calcext:value-type="float">
            <text:p>290.4760572775</text:p>
          </table:table-cell>
          <table:table-cell table:formula="of:=10*[.K124]" office:value-type="float" office:value="81.8242414866094" calcext:value-type="float">
            <text:p>81.8242414866</text:p>
          </table:table-cell>
          <table:table-cell table:formula="of:=[.J130]+[.J131]" office:value-type="float" office:value="659.554274485397" calcext:value-type="float">
            <text:p>659.5542744854</text:p>
          </table:table-cell>
          <table:table-cell table:formula="of:=[.K130]+[.K131]" office:value-type="float" office:value="185.78993647476" calcext:value-type="float">
            <text:p>185.78993647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35.5*[.K125]" office:value-type="float" office:value="369.078217207933" calcext:value-type="float">
            <text:p>369.0782172079</text:p>
          </table:table-cell>
          <table:table-cell table:formula="of:=10*[.K125]" office:value-type="float" office:value="103.96569498815" calcext:value-type="float">
            <text:p>103.965694988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中心距離寸法公差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wc</text:p>
          </table:table-cell>
          <table:table-cell office:value-type="string" calcext:value-type="string">
            <text:p>１段目</text:p>
          </table:table-cell>
          <table:table-cell table:formula="of:=0.45*[.J24]^(1/3)+0.001*[.J24]" office:value-type="float" office:value="3.05702988946544" calcext:value-type="float">
            <text:p>3.0570298895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２段目</text:p>
          </table:table-cell>
          <table:table-cell table:formula="of:=0.45*[.J25]^(1/3)+0.001*[.J25]" office:value-type="float" office:value="3.13096855119794" calcext:value-type="float">
            <text:p>3.13096855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delta a</text:p>
          </table:table-cell>
          <table:table-cell office:value-type="float" office:value="12" calcext:value-type="float">
            <text:p>12</text:p>
          </table:table-cell>
          <table:table-cell table:formula="of:=16*[.K134]" office:value-type="float" office:value="48.912478231447" calcext:value-type="float">
            <text:p>48.912478231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formula="of:=16*[.K135]" office:value-type="float" office:value="50.095496819167" calcext:value-type="float">
            <text:p>50.095496819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最大値</text:p>
          </table:table-cell>
          <table:table-cell office:value-type="string" calcext:value-type="string">
            <text:p>最小値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刃厚の寸法差</text:p>
          </table:table-cell>
          <table:table-cell office:value-type="string" calcext:value-type="string">
            <text:p>s12</text:p>
          </table:table-cell>
          <table:table-cell table:formula="of:=(-1*[.L128]+2*[.K136]*TAN([.C8]))/2" office:value-type="float" office:value="-281.362814748331" calcext:value-type="float">
            <text:p>-281.3628147483</text:p>
          </table:table-cell>
          <table:table-cell table:formula="of:=(-1*[.M128]+2*[.K136]*TAN([.C8]))/2" office:value-type="float" office:value="-66.4692859265375" calcext:value-type="float">
            <text:p>-66.469285926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s34</text:p>
          </table:table-cell>
          <table:table-cell table:formula="of:=(-1*[.L130]+2*[.K137]*TAN([.C8]))/2" office:value-type="float" office:value="-311.543867529744" calcext:value-type="float">
            <text:p>-311.5438675297</text:p>
          </table:table-cell>
          <table:table-cell table:formula="of:=(-1*[.M130]+2*[.K137]*TAN([.C8]))/2" office:value-type="float" office:value="-74.6616985244258" calcext:value-type="float">
            <text:p>-74.6616985244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Zm</text:p>
          </table:table-cell>
          <table:table-cell office:value-type="float" office:value="1" calcext:value-type="float">
            <text:p>1</text:p>
          </table:table-cell>
          <table:table-cell table:formula="of:=[.F3]*([.$C$9]/180+TAN([.$C$10])*TAN([.$C$13])^2/PI())+0.5" office:value-type="float" office:value="3.58663420104942" calcext:value-type="float">
            <text:p>3.58663420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F4]*([.$C$9]/180+TAN([.$C$10])*TAN([.$C$13])^2/PI())+0.5" office:value-type="float" office:value="12.7123353171955" calcext:value-type="float">
            <text:p>12.7123353172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F5]*([.$C$9]/180+TAN([.$C$10])*TAN([.$C$13])^2/PI())+0.5" office:value-type="float" office:value="3.72083568805157" calcext:value-type="float">
            <text:p>3.720835688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F6]*([.$C$9]/180+TAN([.$C$10])*TAN([.$C$13])^2/PI())+0.5" office:value-type="float" office:value="10.2967085511569" calcext:value-type="float">
            <text:p>10.296708551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.$G$8]*COS([.$C$8])*(PI()*([.K142]-0.5)+[.F3]*[.$B$15])-ABS([.K139]/1000)*COS([.$C$8])*COS([.$C$5])" office:value-type="float" office:value="37.7687979148084" calcext:value-type="float">
            <text:p>37.7687979148</text:p>
          </table:table-cell>
          <table:table-cell table:formula="of:=[.$G$8]*COS([.$C$8])*(PI()*([.K142]-0.5)+[.F3]*[.$B$15])-ABS([.L139]/1000)*COS([.$C$8])*COS([.$C$5])" office:value-type="float" office:value="37.9573194170215" calcext:value-type="float">
            <text:p>37.95731941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$G$8]*COS([.$C$8])*(PI()*([.K143]-0.5)+[.F4]*[.$B$15])-ABS([.K139]/1000)*COS([.$C$8])*COS([.$C$5])" office:value-type="float" office:value="150.162838876141" calcext:value-type="float">
            <text:p>150.1628388761</text:p>
          </table:table-cell>
          <table:table-cell table:formula="of:=[.$G$8]*COS([.$C$8])*(PI()*([.K143]-0.5)+[.F4]*[.$B$15])-ABS([.L139]/1000)*COS([.$C$8])*COS([.$C$5])" office:value-type="float" office:value="150.351360378354" calcext:value-type="float">
            <text:p>150.351360378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$G$9]*COS([.$C$8])*(PI()*([.K144]-0.5)+[.F5]*[.$B$15])-ABS([.K139]/1000)*COS([.$C$8])*COS([.$C$5])" office:value-type="float" office:value="49.3387727196514" calcext:value-type="float">
            <text:p>49.3387727197</text:p>
          </table:table-cell>
          <table:table-cell table:formula="of:=[.$G$9]*COS([.$C$8])*(PI()*([.K144]-0.5)+[.F5]*[.$B$15])-ABS([.L139]/1000)*COS([.$C$8])*COS([.$C$5])" office:value-type="float" office:value="49.5272942218645" calcext:value-type="float">
            <text:p>49.527294221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$G$9]*COS([.$C$8])*(PI()*([.K145]-0.5)+[.F6]*[.$B$15])-ABS([.K139]/1000)*COS([.$C$8])*COS([.$C$5])" office:value-type="float" office:value="150.576052262028" calcext:value-type="float">
            <text:p>150.576052262</text:p>
          </table:table-cell>
          <table:table-cell table:formula="of:=[.$G$9]*COS([.$C$8])*(PI()*([.K145]-0.5)+[.F6]*[.$B$15])-ABS([.L139]/1000)*COS([.$C$8])*COS([.$C$5])" office:value-type="float" office:value="150.764573764242" calcext:value-type="float">
            <text:p>150.7645737642</text:p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歯車仮定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計算による速度比</text:p>
          </table:table-cell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３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Z4</text:p>
          </table:table-cell>
          <table:table-cell office:value-type="string" calcext:value-type="string">
            <text:p>速度の許容差</text:p>
          </table:table-cell>
          <table:table-cell/>
        </table:table-row>
        <table:table-row table:style-name="ro1">
          <table:table-cell/>
          <table:table-cell office:value-type="float" office:value="3.9837" calcext:value-type="float">
            <text:p>3.9837</text:p>
          </table:table-cell>
          <table:table-cell office:value-type="float" office:value="3.0137" calcext:value-type="float">
            <text:p>3.0137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2" table:formula="of:=[.$B$4]*[.D4]" office:value-type="float" office:value="83.6577" calcext:value-type="float">
            <text:p>83.658</text:p>
          </table:table-cell>
          <table:table-cell table:style-name="ce2" table:formula="of:=[.$C$4]*[.E4]" office:value-type="float" office:value="63.2877" calcext:value-type="float">
            <text:p>63.288</text:p>
          </table:table-cell>
          <table:table-cell table:formula="of:=ABS([.F4]*[.G4]/([.D4]*[.E4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5]" office:value-type="float" office:value="83.6577" calcext:value-type="float">
            <text:p>83.658</text:p>
          </table:table-cell>
          <table:table-cell table:style-name="ce2" table:formula="of:=[.$C$4]*[.E5]" office:value-type="float" office:value="66.3014" calcext:value-type="float">
            <text:p>66.301</text:p>
          </table:table-cell>
          <table:table-cell table:formula="of:=ABS([.F5]*[.G5]/([.D5]*[.E5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6]" office:value-type="float" office:value="83.6577" calcext:value-type="float">
            <text:p>83.658</text:p>
          </table:table-cell>
          <table:table-cell table:style-name="ce2" table:formula="of:=[.$C$4]*[.E6]" office:value-type="float" office:value="69.3151" calcext:value-type="float">
            <text:p>69.315</text:p>
          </table:table-cell>
          <table:table-cell table:formula="of:=ABS([.F6]*[.G6]/([.D6]*[.E6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7]" office:value-type="float" office:value="83.6577" calcext:value-type="float">
            <text:p>83.658</text:p>
          </table:table-cell>
          <table:table-cell table:style-name="ce2" table:formula="of:=[.$C$4]*[.E7]" office:value-type="float" office:value="72.3288" calcext:value-type="float">
            <text:p>72.329</text:p>
          </table:table-cell>
          <table:table-cell table:formula="of:=ABS([.F7]*[.G7]/([.D7]*[.E7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8]" office:value-type="float" office:value="83.6577" calcext:value-type="float">
            <text:p>83.658</text:p>
          </table:table-cell>
          <table:table-cell table:style-name="ce2" table:formula="of:=[.$C$4]*[.E8]" office:value-type="float" office:value="75.3425" calcext:value-type="float">
            <text:p>75.343</text:p>
          </table:table-cell>
          <table:table-cell table:formula="of:=ABS([.F8]*[.G8]/([.D8]*[.E8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9]" office:value-type="float" office:value="87.6414" calcext:value-type="float">
            <text:p>87.641</text:p>
          </table:table-cell>
          <table:table-cell table:style-name="ce2" table:formula="of:=[.$C$4]*[.E9]" office:value-type="float" office:value="63.2877" calcext:value-type="float">
            <text:p>63.288</text:p>
          </table:table-cell>
          <table:table-cell table:formula="of:=ABS([.F9]*[.G9]/([.D9]*[.E9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table:style-name="ce2" table:formula="of:=[.$B$4]*[.D10]" office:value-type="float" office:value="87.6414" calcext:value-type="float">
            <text:p>87.641</text:p>
          </table:table-cell>
          <table:table-cell table:style-name="ce2" table:formula="of:=[.$C$4]*[.E10]" office:value-type="float" office:value="66.3014" calcext:value-type="float">
            <text:p>66.301</text:p>
          </table:table-cell>
          <table:table-cell table:formula="of:=ABS([.F10]*[.G10]/([.D10]*[.E10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11]" office:value-type="float" office:value="87.6414" calcext:value-type="float">
            <text:p>87.641</text:p>
          </table:table-cell>
          <table:table-cell table:style-name="ce2" table:formula="of:=[.$C$4]*[.E11]" office:value-type="float" office:value="69.3151" calcext:value-type="float">
            <text:p>69.315</text:p>
          </table:table-cell>
          <table:table-cell table:formula="of:=ABS([.F11]*[.G11]/([.D11]*[.E11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12]" office:value-type="float" office:value="87.6414" calcext:value-type="float">
            <text:p>87.641</text:p>
          </table:table-cell>
          <table:table-cell table:style-name="ce2" table:formula="of:=[.$C$4]*[.E12]" office:value-type="float" office:value="72.3288" calcext:value-type="float">
            <text:p>72.329</text:p>
          </table:table-cell>
          <table:table-cell table:formula="of:=ABS([.F12]*[.G12]/([.D12]*[.E12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13]" office:value-type="float" office:value="87.6414" calcext:value-type="float">
            <text:p>87.641</text:p>
          </table:table-cell>
          <table:table-cell table:style-name="ce2" table:formula="of:=[.$C$4]*[.E13]" office:value-type="float" office:value="75.3425" calcext:value-type="float">
            <text:p>75.343</text:p>
          </table:table-cell>
          <table:table-cell table:formula="of:=ABS([.F13]*[.G13]/([.D13]*[.E13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14]" office:value-type="float" office:value="91.6251" calcext:value-type="float">
            <text:p>91.625</text:p>
          </table:table-cell>
          <table:table-cell table:style-name="ce2" table:formula="of:=[.$C$4]*[.E14]" office:value-type="float" office:value="63.2877" calcext:value-type="float">
            <text:p>63.288</text:p>
          </table:table-cell>
          <table:table-cell table:formula="of:=ABS([.F14]*[.G14]/([.D14]*[.E14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15]" office:value-type="float" office:value="91.6251" calcext:value-type="float">
            <text:p>91.625</text:p>
          </table:table-cell>
          <table:table-cell table:style-name="ce2" table:formula="of:=[.$C$4]*[.E15]" office:value-type="float" office:value="66.3014" calcext:value-type="float">
            <text:p>66.301</text:p>
          </table:table-cell>
          <table:table-cell table:formula="of:=ABS([.F15]*[.G15]/([.D15]*[.E15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style-name="ce2" table:formula="of:=[.$B$4]*[.D16]" office:value-type="float" office:value="91.6251" calcext:value-type="float">
            <text:p>91.625</text:p>
          </table:table-cell>
          <table:table-cell table:style-name="ce2" table:formula="of:=[.$C$4]*[.E16]" office:value-type="float" office:value="69.3151" calcext:value-type="float">
            <text:p>69.315</text:p>
          </table:table-cell>
          <table:table-cell table:formula="of:=ABS([.F16]*[.G16]/([.D16]*[.E16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17]" office:value-type="float" office:value="91.6251" calcext:value-type="float">
            <text:p>91.625</text:p>
          </table:table-cell>
          <table:table-cell table:style-name="ce2" table:formula="of:=[.$C$4]*[.E17]" office:value-type="float" office:value="72.3288" calcext:value-type="float">
            <text:p>72.329</text:p>
          </table:table-cell>
          <table:table-cell table:formula="of:=ABS([.F17]*[.G17]/([.D17]*[.E17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18]" office:value-type="float" office:value="91.6251" calcext:value-type="float">
            <text:p>91.625</text:p>
          </table:table-cell>
          <table:table-cell table:style-name="ce2" table:formula="of:=[.$C$4]*[.E18]" office:value-type="float" office:value="75.3425" calcext:value-type="float">
            <text:p>75.343</text:p>
          </table:table-cell>
          <table:table-cell table:formula="of:=ABS([.F18]*[.G18]/([.D18]*[.E18])-12)/12" office:value-type="float" office:value="0.000473057499999818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19]" office:value-type="float" office:value="95.6088" calcext:value-type="float">
            <text:p>95.609</text:p>
          </table:table-cell>
          <table:table-cell table:style-name="ce2" table:formula="of:=[.$C$4]*[.E19]" office:value-type="float" office:value="63.2877" calcext:value-type="float">
            <text:p>63.288</text:p>
          </table:table-cell>
          <table:table-cell table:formula="of:=ABS([.F19]*[.G19]/([.D19]*[.E19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20]" office:value-type="float" office:value="95.6088" calcext:value-type="float">
            <text:p>95.609</text:p>
          </table:table-cell>
          <table:table-cell table:style-name="ce2" table:formula="of:=[.$C$4]*[.E20]" office:value-type="float" office:value="66.3014" calcext:value-type="float">
            <text:p>66.301</text:p>
          </table:table-cell>
          <table:table-cell table:formula="of:=ABS([.F20]*[.G20]/([.D20]*[.E20])-12)/12" office:value-type="float" office:value="0.000473057500000114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21]" office:value-type="float" office:value="95.6088" calcext:value-type="float">
            <text:p>95.609</text:p>
          </table:table-cell>
          <table:table-cell table:style-name="ce2" table:formula="of:=[.$C$4]*[.E21]" office:value-type="float" office:value="69.3151" calcext:value-type="float">
            <text:p>69.315</text:p>
          </table:table-cell>
          <table:table-cell table:formula="of:=ABS([.F21]*[.G21]/([.D21]*[.E21])-12)/12" office:value-type="float" office:value="0.000473057500000114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table:style-name="ce2" table:formula="of:=[.$B$4]*[.D22]" office:value-type="float" office:value="95.6088" calcext:value-type="float">
            <text:p>95.609</text:p>
          </table:table-cell>
          <table:table-cell table:style-name="ce2" table:formula="of:=[.$C$4]*[.E22]" office:value-type="float" office:value="72.3288" calcext:value-type="float">
            <text:p>72.329</text:p>
          </table:table-cell>
          <table:table-cell table:formula="of:=ABS([.F22]*[.G22]/([.D22]*[.E22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table:formula="of:=[.$B$4]*[.D23]" office:value-type="float" office:value="95.6088" calcext:value-type="float">
            <text:p>95.609</text:p>
          </table:table-cell>
          <table:table-cell table:style-name="ce2" table:formula="of:=[.$C$4]*[.E23]" office:value-type="float" office:value="75.3425" calcext:value-type="float">
            <text:p>75.343</text:p>
          </table:table-cell>
          <table:table-cell table:formula="of:=ABS([.F23]*[.G23]/([.D23]*[.E23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ce2" table:formula="of:=[.$B$4]*[.D24]" office:value-type="float" office:value="99.5925" calcext:value-type="float">
            <text:p>99.593</text:p>
          </table:table-cell>
          <table:table-cell table:style-name="ce2" table:formula="of:=[.$C$4]*[.E24]" office:value-type="float" office:value="63.2877" calcext:value-type="float">
            <text:p>63.288</text:p>
          </table:table-cell>
          <table:table-cell table:formula="of:=ABS([.F24]*[.G24]/([.D24]*[.E24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2" table:formula="of:=[.$B$4]*[.D25]" office:value-type="float" office:value="99.5925" calcext:value-type="float">
            <text:p>99.593</text:p>
          </table:table-cell>
          <table:table-cell table:style-name="ce2" table:formula="of:=[.$C$4]*[.E25]" office:value-type="float" office:value="66.3014" calcext:value-type="float">
            <text:p>66.301</text:p>
          </table:table-cell>
          <table:table-cell table:formula="of:=ABS([.F25]*[.G25]/([.D25]*[.E25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2" table:formula="of:=[.$B$4]*[.D26]" office:value-type="float" office:value="99.5925" calcext:value-type="float">
            <text:p>99.593</text:p>
          </table:table-cell>
          <table:table-cell table:style-name="ce2" table:formula="of:=[.$C$4]*[.E26]" office:value-type="float" office:value="69.3151" calcext:value-type="float">
            <text:p>69.315</text:p>
          </table:table-cell>
          <table:table-cell table:formula="of:=ABS([.F26]*[.G26]/([.D26]*[.E26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2" table:formula="of:=[.$B$4]*[.D27]" office:value-type="float" office:value="99.5925" calcext:value-type="float">
            <text:p>99.593</text:p>
          </table:table-cell>
          <table:table-cell table:style-name="ce2" table:formula="of:=[.$C$4]*[.E27]" office:value-type="float" office:value="72.3288" calcext:value-type="float">
            <text:p>72.329</text:p>
          </table:table-cell>
          <table:table-cell table:formula="of:=ABS([.F27]*[.G27]/([.D27]*[.E27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style-name="ce2" table:formula="of:=[.$B$4]*[.D28]" office:value-type="float" office:value="99.5925" calcext:value-type="float">
            <text:p>99.593</text:p>
          </table:table-cell>
          <table:table-cell table:style-name="ce2" table:formula="of:=[.$C$4]*[.E28]" office:value-type="float" office:value="75.3425" calcext:value-type="float">
            <text:p>75.343</text:p>
          </table:table-cell>
          <table:table-cell table:formula="of:=ABS([.F28]*[.G28]/([.D28]*[.E28])-12)/12" office:value-type="float" office:value="0.000473057499999966" calcext:value-type="float">
            <text:p>0.0004731</text:p>
          </table:table-cell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 table:formula="of:=ABS([.F29]*[.G29]/([.D29]*[.E29])-12)/12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仮定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91" calcext:value-type="float">
            <text:p>91.000</text:p>
          </table:table-cell>
          <table:table-cell table:style-name="ce2" office:value-type="float" office:value="73" calcext:value-type="float">
            <text:p>73.000</text:p>
          </table:table-cell>
          <table:table-cell table:formula="of:=ABS([.F30]*[.G30]/([.D30]*[.E30])-12)/12" office:value-type="float" office:value="0.00286835748792269" calcext:value-type="float">
            <text:p>0.0028684</text:p>
          </table:table-cell>
          <table:table-cell office:value-type="string" calcext:value-type="string">
            <text:p>○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モジュールの仮定</text:p>
          </table:table-cell>
          <table:table-cell table:number-columns-repeated="2"/>
          <table:table-cell office:value-type="string" calcext:value-type="string">
            <text:p>b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仮定値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1.3*1.25*PI()*[.B2]/TAN([Sheet1.C5])" office:value-type="float" office:value="53.1968363393295" calcext:value-type="float">
            <text:p>53.1968363393</text:p>
          </table:table-cell>
          <table:table-cell table:formula="of:=1.25*PI()*[.B2]/TAN([Sheet1.C5])" office:value-type="float" office:value="40.9206433379458" calcext:value-type="float">
            <text:p>40.92064333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table:formula="of:=1.3*1.25*PI()*[.B3]/TAN([Sheet1.C5])" office:value-type="float" office:value="59.8464408817457" calcext:value-type="float">
            <text:p>59.8464408817</text:p>
          </table:table-cell>
          <table:table-cell table:formula="of:=1.25*PI()*[.B3]/TAN([Sheet1.C5])" office:value-type="float" office:value="46.035723755189" calcext:value-type="float">
            <text:p>46.035723755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1.3*1.25*PI()*[.B4]/TAN([Sheet1.C5])" office:value-type="float" office:value="66.4960454241619" calcext:value-type="float">
            <text:p>66.4960454242</text:p>
          </table:table-cell>
          <table:table-cell table:formula="of:=1.25*PI()*[.B4]/TAN([Sheet1.C5])" office:value-type="float" office:value="51.1508041724322" calcext:value-type="float">
            <text:p>51.15080417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段目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段目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00/00/00</text:date>, <text:time style:data-style-name="N2" text:time-value="07:09:48.29750597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4:38:33.913156023</meta:creation-date>
    <dc:date>2015-07-24T07:17:07.549052121</dc:date>
    <meta:editing-duration>PT15H36M28S</meta:editing-duration>
    <meta:editing-cycles>134</meta:editing-cycles>
    <meta:generator>LibreOffice/4.2.8.2$Linux_X86_64 LibreOffice_project/420m0$Build-2</meta:generator>
    <meta:document-statistic meta:table-count="3" meta:cell-count="532" meta:object-count="0"/>
  </office:meta>
</office:document-meta>
</file>